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F200000702315D8CB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ans-serif"/>
    <style:font-face style:name="Cambria" svg:font-family="Cambria, 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3335in" fo:margin-bottom="0in" style:contextual-spacing="false" fo:line-height="138%" fo:text-indent="0in" style:auto-text-indent="false" style:writing-mode="lr-tb"/>
      <style:text-properties fo:font-variant="normal" fo:text-transform="none" fo:color="#366091" loext:opacity="100%" style:text-line-through-style="none" style:text-line-through-type="none" style:font-name="Calibri" fo:font-size="14pt" fo:font-style="normal" style:text-underline-style="none" fo:font-weight="bold" style:text-blinking="false" fo:background-color="transparent"/>
    </style:style>
    <style:style style:name="P2" style:family="paragraph" style:parent-style-name="Text_20_body">
      <style:paragraph-properties fo:margin-left="0in" fo:margin-right="0in" fo:margin-top="0in" fo:margin-bottom="0.139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style:text-blinking="false" fo:background-color="transparent"/>
    </style:style>
    <style:style style:name="P3" style:family="paragraph">
      <style:paragraph-properties fo:text-align="center"/>
    </style:style>
    <style:style style:name="P4" style:family="paragraph" style:parent-style-name="Heading_20_1">
      <style:paragraph-properties fo:margin-left="0in" fo:margin-right="0.3126in" fo:margin-top="0.3335in" fo:margin-bottom="0in" style:contextual-spacing="false" fo:line-height="100%" fo:text-indent="0in" style:auto-text-indent="false" style:writing-mode="lr-tb"/>
      <style:text-properties fo:font-weight="bold"/>
    </style:style>
    <style:style style:name="P5" style:family="paragraph" style:parent-style-name="Heading_20_2">
      <style:paragraph-properties fo:margin-left="0in" fo:margin-right="0.3126in" fo:margin-top="0.139in" fo:margin-bottom="0in" style:contextual-spacing="false" fo:line-height="100%" fo:text-indent="0in" style:auto-text-indent="false" style:writing-mode="lr-tb"/>
      <style:text-properties fo:font-variant="normal" fo:text-transform="none" fo:color="#4f81bd" loext:opacity="100%" style:text-line-through-style="none" style:text-line-through-type="none" style:font-name="Calibri" fo:font-size="13pt" fo:font-style="normal" style:text-underline-style="none" fo:font-weight="bold" officeooo:paragraph-rsid="001e820a" style:text-blinking="false" fo:background-color="transparent"/>
    </style:style>
    <style:style style:name="P6" style:family="paragraph" style:parent-style-name="Text_20_body">
      <style:paragraph-properties fo:margin-left="0in" fo:margin-right="0.3126in" fo:margin-top="0in" fo:margin-bottom="0in" style:contextual-spacing="false" fo:line-height="100%" fo:text-indent="0in" style:auto-text-indent="false" style:writing-mode="lr-tb"/>
      <style:text-properties fo:font-weight="normal" officeooo:paragraph-rsid="001e820a"/>
    </style:style>
    <style:style style:name="P7" style:family="paragraph" style:parent-style-name="Heading_20_2">
      <style:paragraph-properties fo:margin-left="0in" fo:margin-right="0.3126in" fo:margin-top="0.139in" fo:margin-bottom="0in" style:contextual-spacing="false" fo:line-height="100%" fo:text-indent="0in" style:auto-text-indent="false" style:writing-mode="lr-tb"/>
      <style:text-properties fo:font-variant="normal" fo:text-transform="none" fo:color="#4f81bd" loext:opacity="100%" style:text-line-through-style="none" style:text-line-through-type="none" style:font-name="Calibri" fo:font-size="13pt" fo:font-style="normal" style:text-underline-style="none" fo:font-weight="bold" style:text-blinking="false" fo:background-color="transparent"/>
    </style:style>
    <style:style style:name="P8" style:family="paragraph" style:parent-style-name="Text_20_body">
      <style:paragraph-properties fo:margin-left="0in" fo:margin-right="0.3126in" fo:margin-top="0in" fo:margin-bottom="0in" style:contextual-spacing="false" fo:line-height="100%" fo:text-indent="0in" style:auto-text-indent="false" style:writing-mode="lr-tb"/>
      <style:text-properties fo:font-weight="normal" officeooo:paragraph-rsid="001d7042"/>
    </style:style>
    <style:style style:name="P9" style:family="paragraph" style:parent-style-name="Text_20_body">
      <style:paragraph-properties fo:margin-left="0in" fo:margin-right="0.3126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paragraph-rsid="001d7042" style:text-blinking="false" fo:background-color="transparent"/>
    </style:style>
    <style:style style:name="P10" style:family="paragraph" style:parent-style-name="Text_20_body">
      <style:paragraph-properties fo:margin-left="0in" fo:margin-right="0.3126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style:text-blinking="false" fo:background-color="transparent"/>
    </style:style>
    <style:style style:name="P11" style:family="paragraph" style:parent-style-name="Text_20_body">
      <style:paragraph-properties fo:margin-left="0in" fo:margin-right="0.3126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officeooo:paragraph-rsid="001e820a" style:text-blinking="false" fo:background-color="transparent"/>
    </style:style>
    <style:style style:name="P12" style:family="paragraph" style:parent-style-name="Text_20_body">
      <style:paragraph-properties fo:line-height="100%"/>
    </style:style>
    <style:style style:name="P13" style:family="paragraph" style:parent-style-name="Heading_20_1">
      <style:paragraph-properties fo:margin-left="0in" fo:margin-right="0.3126in" fo:margin-top="0.3335in" fo:margin-bottom="0in" style:contextual-spacing="false" fo:line-height="100%" fo:text-align="end" style:justify-single-word="false" fo:text-indent="0in" style:auto-text-indent="false" style:writing-mode="lr-tb"/>
      <style:text-properties fo:font-variant="normal" fo:text-transform="none" fo:color="#366091" loext:opacity="100%" style:text-line-through-style="none" style:text-line-through-type="none" style:font-name="Calibri" fo:font-size="14pt" fo:font-style="normal" style:text-underline-style="none" fo:font-weight="bold" style:text-blinking="false" fo:background-color="transparent"/>
    </style:style>
    <style:style style:name="P14" style:family="paragraph" style:parent-style-name="Heading_20_2">
      <style:paragraph-properties fo:margin-left="0in" fo:margin-right="0.3126in" fo:margin-top="0.139in" fo:margin-bottom="0in" style:contextual-spacing="false" fo:line-height="100%" fo:text-align="end" style:justify-single-word="false" fo:text-indent="0in" style:auto-text-indent="false" style:writing-mode="lr-tb"/>
      <style:text-properties fo:font-variant="normal" fo:text-transform="none" fo:color="#4f81bd" loext:opacity="100%" style:text-line-through-style="none" style:text-line-through-type="none" style:font-name="Calibri" fo:font-size="13pt" fo:font-style="normal" style:text-underline-style="none" fo:font-weight="bold" officeooo:paragraph-rsid="00196b76" style:text-blinking="false" fo:background-color="transparent"/>
    </style:style>
    <style:style style:name="P15" style:family="paragraph" style:parent-style-name="Heading_20_2">
      <style:paragraph-properties fo:margin-left="0in" fo:margin-right="0.3126in" fo:margin-top="0in" fo:margin-bottom="0in" style:contextual-spacing="false" fo:line-height="100%" fo:text-align="end" style:justify-single-word="false" fo:text-indent="0in" style:auto-text-indent="false" style:writing-mode="lr-tb"/>
      <style:text-properties fo:font-variant="normal" fo:text-transform="none" fo:color="#4f81bd" loext:opacity="100%" style:text-line-through-style="none" style:text-line-through-type="none" style:font-name="Calibri" fo:font-size="13pt" fo:font-style="normal" style:text-underline-style="none" fo:font-weight="bold" officeooo:paragraph-rsid="00196b76" style:text-blinking="false" fo:background-color="transparent"/>
    </style:style>
    <style:style style:name="P16" style:family="paragraph" style:parent-style-name="Text_20_body">
      <style:paragraph-properties fo:margin-left="0in" fo:margin-right="0.3126in" fo:margin-top="0in" fo:margin-bottom="0.139in" style:contextual-spacing="false" fo:line-height="100%" fo:text-align="end" style:justify-single-word="false" fo:text-indent="0in"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style:text-blinking="false" fo:background-color="transparent"/>
    </style:style>
    <style:style style:name="P17" style:family="paragraph" style:parent-style-name="Text_20_body">
      <style:paragraph-properties fo:line-height="100%" fo:text-align="end" style:justify-single-word="false"/>
    </style:style>
    <style:style style:name="P18" style:family="paragraph" style:parent-style-name="Heading_20_2">
      <style:paragraph-properties fo:margin-left="0in" fo:margin-right="0.3126in" fo:margin-top="0.139in" fo:margin-bottom="0in" style:contextual-spacing="false" fo:line-height="100%" fo:text-align="end" style:justify-single-word="false" fo:text-indent="0in" style:auto-text-indent="false" style:writing-mode="lr-tb"/>
      <style:text-properties fo:font-variant="normal" fo:text-transform="none" fo:color="#4f81bd" loext:opacity="100%" style:text-line-through-style="none" style:text-line-through-type="none" style:font-name="Calibri" fo:font-size="13pt" fo:font-style="normal" style:text-underline-style="none" fo:font-weight="bold" style:text-blinking="false" fo:background-color="transparent"/>
    </style:style>
    <style:style style:name="P19" style:family="paragraph" style:parent-style-name="Text_20_body">
      <style:paragraph-properties fo:margin-left="0in" fo:margin-right="0.3126in" fo:margin-top="0in" fo:margin-bottom="0.139in" style:contextual-spacing="false" fo:line-height="100%" fo:text-align="end" style:justify-single-word="false" fo:text-indent="0in" style:auto-text-indent="false" style:writing-mode="lr-tb"/>
    </style:style>
    <style:style style:name="T1" style:family="text">
      <style:text-properties fo:font-variant="normal" fo:text-transform="none" fo:color="#366091" loext:opacity="100%" style:text-line-through-style="none" style:text-line-through-type="none" style:font-name="Calibri" fo:font-size="14pt" fo:font-style="normal" style:text-underline-style="none" style:text-blinking="false" fo:background-color="transparent" loext:char-shading-value="0"/>
    </style:style>
    <style:style style:name="T2" style:family="text">
      <style:text-properties officeooo:rsid="001d7042"/>
    </style:style>
    <style:style style:name="T3" style:family="text">
      <style:text-properties fo:font-variant="normal" fo:text-transform="none" fo:color="#000000" loext:opacity="100%" style:text-line-through-style="none" style:text-line-through-type="none" style:font-name="Cambria" fo:font-size="11pt" fo:font-style="italic" style:text-underline-style="none" style:text-blinking="false" fo:background-color="transparent" loext:char-shading-value="0" style:font-style-asian="italic" style:font-style-complex="italic"/>
    </style:style>
    <style:style style:name="T4" style:family="text">
      <style:text-properties fo:font-variant="normal" fo:text-transform="none" fo:color="#000000" loext:opacity="100%" style:text-line-through-style="none" style:text-line-through-type="none" style:font-name="Cambria" fo:font-size="11pt" fo:font-style="italic" style:text-underline-style="none" officeooo:rsid="001d7042" style:text-blinking="false" fo:background-color="transparent" loext:char-shading-value="0" style:font-style-asian="italic" style:font-style-complex="italic"/>
    </style:style>
    <style:style style:name="T5" style:family="text">
      <style:text-properties fo:font-variant="normal" fo:text-transform="none" fo:color="#000000" loext:opacity="100%" style:text-line-through-style="none" style:text-line-through-type="none" style:font-name="Cambria" fo:font-size="11pt" fo:font-style="normal"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Cambria" fo:font-size="11pt" fo:font-style="normal" style:text-underline-style="none" officeooo:rsid="001e820a"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ambria" fo:font-size="11pt" fo:font-style="normal" style:text-underline-style="none" officeooo:rsid="001d7042" style:text-blinking="false" fo:background-color="transparent" loext:char-shading-value="0"/>
    </style:style>
    <style:style style:name="T8" style:family="text">
      <style:text-properties fo:color="#000000" loext:opacity="100%" style:font-name="Cambria" fo:font-size="11pt"/>
    </style:style>
    <style:style style:name="T9" style:family="text">
      <style:text-properties fo:color="#000000" loext:opacity="100%" style:font-name="Cambria" fo:font-size="11pt" officeooo:rsid="001d7042"/>
    </style:style>
    <style:style style:name="T10" style:family="text">
      <style:text-properties fo:color="#000000" loext:opacity="100%" style:font-name="Cambria" fo:font-size="11pt" officeooo:rsid="001e820a"/>
    </style:style>
    <style:style style:name="T11" style:family="text">
      <style:text-properties fo:color="#000000" loext:opacity="100%" style:font-name="Cambria" fo:font-size="11pt" officeooo:rsid="00202dad"/>
    </style:style>
    <style:style style:name="T12" style:family="text">
      <style:text-properties fo:font-variant="normal" fo:text-transform="none" fo:color="#000000" loext:opacity="100%" style:text-line-through-style="none" style:text-line-through-type="none" style:font-name="Cambria" fo:font-size="11pt" fo:font-style="italic" style:text-underline-style="none" officeooo:rsid="001e820a" style:text-blinking="false" fo:background-color="transparent" loext:char-shading-value="0" style:font-style-asian="italic" style:font-style-complex="italic"/>
    </style:style>
    <style:style style:name="T13" style:family="text">
      <style:text-properties fo:font-style="italic" style:font-style-asian="italic" style:font-style-complex="italic"/>
    </style:style>
    <style:style style:name="T14" style:family="text">
      <style:text-properties officeooo:rsid="001dc47e"/>
    </style:style>
    <style:style style:name="T15" style:family="text">
      <style:text-properties fo:font-variant="normal" fo:text-transform="none" fo:color="#000000" loext:opacity="100%" style:text-line-through-style="none" style:text-line-through-type="none" style:font-name="Cambria" fo:font-size="11pt" fo:font-style="normal" style:text-underline-style="none" fo:font-weight="normal"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72*" fo:start-indent="0in" fo:end-indent="0.0917in"/>
          <style:column style:rel-width="3300*" fo:start-indent="0.0917in" fo:end-indent="0in"/>
        </style:columns>
      </style:section-properties>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eavy Vehicle Driver</text:h>
      <text:p text:style-name="P2"><draw:line text:anchor-type="paragraph" draw:z-index="1" draw:name="Vertical line 1" draw:style-name="gr1" draw:text-style-name="P3" svg:x1="4.6126in" svg:y1="1.7618in" svg:x2="4.6126in" svg:y2="7.7783in"><text:p/></draw:line>Experienced and safety-focused driver with over five years of heavy and light vehicle driving experience. Skilled in transporting passengers and goods safely, conducting vehicle inspections, and maintaining accurate logs. Adaptable, with strong problem-solving skills and a background in electrical installations. Excellent communication and interpersonal skills, with a proven ability to build strong working relationships.</text:p>
      <text:section text:style-name="Sect1" text:name="Section1">
        <text:h text:style-name="P4" text:outline-level="1"><text:span text:style-name="T1">Work History</text:span></text:h>
        <text:h text:style-name="P5" text:outline-level="2"><text:span text:style-name="T2">Heavy Duty Trailer Driver</text:span></text:h>
        <text:p text:style-name="P6"><text:span text:style-name="T3">Q</text:span><text:span text:style-name="T4">atar Shell </text:span><text:span text:style-name="T5">| </text:span><text:span text:style-name="T6">September</text:span><text:span text:style-name="T5"> 202</text:span><text:span text:style-name="T7">4</text:span><text:span text:style-name="T5"> – </text:span><text:span text:style-name="T7">Present</text:span></text:p>
        <text:p text:style-name="P6"><text:span text:style-name="T8">Responsible for transporting </text:span><text:span text:style-name="T9">refinery equipment</text:span><text:span text:style-name="T8"> </text:span><text:span text:style-name="T9">and operating </text:span><text:span text:style-name="T10">40 f</text:span><text:span text:style-name="T11">ee</text:span><text:span text:style-name="T10">t </text:span><text:span text:style-name="T8">heavy tractor-trailer trucks </text:span><text:span text:style-name="T9">with</text:span><text:span text:style-name="T8"> a </text:span><text:span text:style-name="T9">maximum </text:span><text:span text:style-name="T8">capacity of </text:span><text:span text:style-name="T9">35 tonne. </text:span><text:span text:style-name="T8"><text:s/></text:span></text:p>
        <text:h text:style-name="P7" text:outline-level="2">Bus Driver</text:h>
        <text:p text:style-name="P8"><text:span text:style-name="T3">Qcon - Qatar Engineering &amp; Construction Company W.L.L., Ras Laffan Industrial City </text:span><text:span text:style-name="T5">| </text:span><text:span text:style-name="T6">June</text:span><text:span text:style-name="T5"> 202</text:span><text:span text:style-name="T6">4</text:span><text:span text:style-name="T5"> – </text:span><text:span text:style-name="T6">August</text:span><text:span text:style-name="T7"> 202</text:span><text:span text:style-name="T6">4</text:span></text:p>
        <text:p text:style-name="P8"><text:span text:style-name="T5">Conduct pre-trip inspections to ensure safe operation of the </text:span><text:span text:style-name="T6">66 seater</text:span><text:span text:style-name="T5"> bus. Maintain accurate records of daily logs, incident reports, and maintenance checklists. </text:span></text:p>
        <text:h text:style-name="P5" text:outline-level="2"><text:span text:style-name="T2">Heavy Duty Trailer Driver</text:span></text:h>
        <text:p text:style-name="P6"><text:span text:style-name="T12">ORYX GTL</text:span><text:span text:style-name="T4"> </text:span><text:span text:style-name="T5">| </text:span><text:span text:style-name="T6">September </text:span><text:span text:style-name="T5">202</text:span><text:span text:style-name="T6">3</text:span><text:span text:style-name="T5"> – </text:span><text:span text:style-name="T6">June 2024</text:span></text:p>
        <text:p text:style-name="P6"><text:span text:style-name="T8">Responsible for transporting </text:span><text:span text:style-name="T9">refinery equipment</text:span><text:span text:style-name="T8"> </text:span><text:span text:style-name="T9">and operating </text:span><text:span text:style-name="T10">40 feet </text:span><text:span text:style-name="T8">heavy tractor-trailer trucks </text:span><text:span text:style-name="T9">with</text:span><text:span text:style-name="T8"> a </text:span><text:span text:style-name="T9">maximum </text:span><text:span text:style-name="T8">capacity of </text:span><text:span text:style-name="T10">25</text:span><text:span text:style-name="T9"> tonne. </text:span><text:span text:style-name="T8"><text:s/></text:span></text:p>
        <text:h text:style-name="P7" text:outline-level="2">Light Duty Driver</text:h>
        <text:p text:style-name="P9"><text:span text:style-name="T13">King Abdulaziz Airbase Hospital, Jeddah </text:span>| August 2018 – April 2021</text:p>
        <text:p text:style-name="P9">Provided timely and efficient transportation services, enhancing customer satisfaction. Ensured the safe handling and transportation of passengers within the hospital premises.</text:p>
        <text:h text:style-name="P7" text:outline-level="2">Electrician</text:h>
        <text:p text:style-name="P10">GNA Gears Private Limited, Mehtiana Hoshiarpur, Punjab, India</text:p>
        <text:p text:style-name="P11">January 2012 – July 2018</text:p>
        <text:p text:style-name="P12"/>
        <text:h text:style-name="P13" text:outline-level="1">Education</text:h>
        <text:h text:style-name="P14" text:outline-level="2">Vocational Diploma </text:h>
        <text:h text:style-name="P15" text:outline-level="2">ITI Electrician</text:h>
        <text:p text:style-name="P16">ITI Kalgidhar (Pvt.), Mahilpur, Distt- Hoshiarpur, Punjab</text:p>
        <text:p text:style-name="P16">January 2013</text:p>
        <text:p text:style-name="P17"/>
        <text:h text:style-name="P18" text:outline-level="2">High School Diploma</text:h>
        <text:p text:style-name="P16">Govt High School, <text:span text:style-name="T14">Ka</text:span>lra, District Jalandhar, Punjab</text:p>
        <text:p text:style-name="P16">March 2007</text:p>
        <text:h text:style-name="P13" text:outline-level="1">Skills</text:h>
        <text:p text:style-name="P19"><text:span text:style-name="T15">- Commercial Driving<text:line-break/>- Vehicle Safety and Maintenance<text:line-break/>- Technology-based Navigation<text:line-break/>- Safety Practices<text:line-break/>- Problem-solving<text:line-break/>- Adaptability<text:line-break/>- Communication and Interpersonal Skills<text:line-break/>- Electrical Installation</text:span><text:span text:style-name="T15"/></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ans-serif"/>
    <style:font-face style:name="Cambria" svg:font-family="Cambria, 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left="0in" fo:margin-right="0in" fo:margin-top="0in" fo:margin-bottom="0.2083in" style:contextual-spacing="false" fo:line-height="120%" fo:text-align="start" style:justify-single-word="false" fo:text-indent="0in" style:auto-text-indent="false" fo:padding-left="0in" fo:padding-right="0in" fo:padding-top="0in" fo:padding-bottom="0.0555in" fo:border-left="none" fo:border-right="none" fo:border-top="none" fo:border-bottom="0.99pt solid #4f81bd" style:writing-mode="lr-tb"/>
      <style:text-properties fo:font-variant="normal" fo:text-transform="none" fo:color="#17365d" loext:opacity="100%" style:text-line-through-style="none" style:text-line-through-type="none" style:font-name="Calibri" fo:font-size="26pt" fo:font-style="normal" style:text-underline-style="none" fo:font-weight="normal" style:text-blinking="false" fo:background-color="transparent"/>
    </style:style>
    <style:style style:name="MP2" style:family="paragraph" style:parent-style-name="Text_20_body">
      <style:paragraph-properties fo:margin-left="0in" fo:margin-right="0in" fo:margin-top="0in" fo:margin-bottom="0.139in" style:contextual-spacing="false" fo:line-height="138%" fo:text-align="start" style:justify-single-word="false" fo:text-indent="0in" style:auto-text-indent="false" style:writing-mode="lr-tb"/>
      <style:text-properties fo:font-variant="normal" fo:text-transform="none" fo:color="#000000" loext:opacity="100%" style:text-line-through-style="none" style:text-line-through-type="none" style:font-name="Cambria" fo:font-size="11pt" fo:font-style="normal" style:text-underline-style="none" fo:font-weight="normal" style:text-blinking="false" fo:background-color="transparen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docs-internal-guid-85c2660f-7fff-c8d4-f7bd-fd87ebccdd0e"/>Jaspreet Singh<draw:frame draw:style-name="Mfr1" draw:name="Image1" text:anchor-type="char" svg:x="5.4425in" svg:y="-0.6083in" svg:width="1.3429in" svg:height="1.8992in" draw:z-index="0"><draw:image xlink:href="Pictures/10000001000004F200000702315D8CB6.png" xlink:type="simple" xlink:show="embed" xlink:actuate="onLoad" draw:mime-type="image/png"/></draw:frame></text:p>
        <text:p text:style-name="MP2">Doha, Qatar | Phone: +974 31314828 | Email: jaspreetsinghparhar@gmail.com</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4:36:01.887000000</meta:creation-date>
    <meta:print-date>2024-10-17T13:13:10.351000000</meta:print-date>
    <dc:date>2024-10-17T13:14:21.838000000</dc:date>
    <meta:editing-duration>PT28M34S</meta:editing-duration>
    <meta:editing-cycles>6</meta:editing-cycles>
    <meta:generator>LibreOffice/24.8.1.2$Windows_X86_64 LibreOffice_project/87fa9aec1a63e70835390b81c40bb8993f1d4ff6</meta:generator>
    <meta:document-statistic meta:table-count="0" meta:image-count="1" meta:object-count="0" meta:page-count="1" meta:paragraph-count="30" meta:word-count="271" meta:character-count="1978" meta:non-whitespace-character-count="1726"/>
  </office:meta>
</office:document-meta>
</file>